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69e" officeooo:paragraph-rsid="000c069e"/>
    </style:style>
    <style:style style:name="P2" style:family="paragraph" style:parent-style-name="Standard" style:list-style-name="L1">
      <style:text-properties officeooo:rsid="000c069e" officeooo:paragraph-rsid="000c069e"/>
    </style:style>
    <style:style style:name="P3" style:family="paragraph" style:parent-style-name="Standard" style:list-style-name="L2">
      <style:text-properties officeooo:rsid="000c069e" officeooo:paragraph-rsid="000c069e"/>
    </style:style>
    <style:style style:name="P4" style:family="paragraph" style:parent-style-name="Standard">
      <style:text-properties fo:font-weight="normal" officeooo:rsid="000c069e" officeooo:paragraph-rsid="000c069e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0c069e" officeooo:paragraph-rsid="000c069e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0c069e" officeooo:paragraph-rsid="000c069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目前情况</text:p>
      <text:list xml:id="list3196871944829463794" text:style-name="L1">
        <text:list-item>
          <text:p text:style-name="P2">使用遗传算法找到目标函数的多个有效值，<text:span text:style-name="T1">得到各个发电机（风、光、借电、普通发电机）应发的功率，使成本尽可能小</text:span></text:p>
        </text:list-item>
        <text:list-item>
          <text:p text:style-name="P2">使用多个有效值的发电机功率进行潮流计算，判断是否能达到稳态并不超过节点电压</text:p>
        </text:list-item>
      </text:list>
      <text:p text:style-name="P1">问题</text:p>
      <text:list xml:id="list2960496274826963157" text:style-name="L2">
        <text:list-item>
          <text:p text:style-name="P3">可以得到各个发电机功率使成本小，但得到的值无法达到稳态</text:p>
        </text:list-item>
        <text:list-item>
          <text:p text:style-name="P3">测试通过直接修改发电机功率的方法进行潮流计算，但无法收敛</text:p>
        </text:list-item>
      </text:list>
      <text:p text:style-name="P1">原因</text:p>
      <text:list xml:id="list1034372236300602162" text:style-name="L3">
        <text:list-item>
          <text:p text:style-name="P5">我们现在的假设，只修改发电机有功功率，是不行的，因为功率改变后发电机电压也会改变，但我们没有相关的对应关系得到其电压</text:p>
        </text:list-item>
        <text:list-item>
          <text:p text:style-name="P5">现在的假设，可能只是在大电网有效，因为它的电压变化稳定</text:p>
        </text:list-item>
      </text:list>
      <text:p text:style-name="P4">结论</text:p>
      <text:list xml:id="list6751797551448853460" text:style-name="L4">
        <text:list-item>
          <text:p text:style-name="P6">无论是现在的思路——先求成本最低的节点功率，再判断潮流是否收敛，还是以前的思路——先通过枚举使用潮流计算得到可能的节点功率，再选择成本最低的，都存在同样的问题——假设结果无法保证潮流收敛，我们需要各个节点功率和电压的对应关系（然而我们觉得应该木有）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21:12.336645424</meta:creation-date>
    <dc:date>2016-04-29T15:35:18.614795457</dc:date>
    <meta:editing-duration>PT14M6S</meta:editing-duration>
    <meta:editing-cycles>1</meta:editing-cycles>
    <meta:document-statistic meta:table-count="0" meta:image-count="0" meta:object-count="0" meta:page-count="1" meta:paragraph-count="11" meta:word-count="365" meta:character-count="371" meta:non-whitespace-character-count="371"/>
    <meta:generator>LibreOffice/5.0.2.2$Linux_X86_64 LibreOffice_project/00m0$Build-2</meta:generator>
  </office:meta>
</office:document-meta>
</file>